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Blank_20_Slide_7e_LT_7e_Notizen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</style:style>
    <style:style style:name="P2" style:family="paragraph" style:parent-style-name="Blank_20_Slide_7e_LT_7e_Notizen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font-weight="bold" officeooo:rsid="001bf957" officeooo:paragraph-rsid="001bf957" style:font-weight-asian="bold" style:font-weight-complex="bold"/>
    </style:style>
    <style:style style:name="P3" style:family="paragraph" style:parent-style-name="Blank_20_Slide_7e_LT_7e_Notizen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font-weight="bold" officeooo:rsid="001ca133" officeooo:paragraph-rsid="001ca133" style:font-weight-asian="bold" style:font-weight-complex="bold"/>
    </style:style>
    <style:style style:name="P4" style:family="paragraph" style:parent-style-name="Default_7e_LT_7e_Notizen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</style:style>
    <style:style style:name="P5" style:family="paragraph" style:parent-style-name="Default_7e_LT_7e_Notizen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officeooo:rsid="001ca133" officeooo:paragraph-rsid="001ca133"/>
    </style:style>
    <style:style style:name="P6" style:family="paragraph" style:parent-style-name="Default_7e_LT_7e_Notizen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font-weight="bold" officeooo:rsid="001ca133" officeooo:paragraph-rsid="001ca133" style:font-weight-asian="bold" style:font-weight-complex="bold"/>
    </style:style>
    <style:style style:name="P7" style:family="paragraph" style:parent-style-name="Default_7e_LT_7e_Notizen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font-weight="bold" officeooo:rsid="001dfa51" officeooo:paragraph-rsid="001dfa51" style:font-weight-asian="bold" style:font-weight-complex="bold"/>
    </style:style>
    <style:style style:name="P8" style:family="paragraph" style:parent-style-name="Default_7e_LT_7e_Notizen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font-weight="bold" officeooo:rsid="001ebde6" officeooo:paragraph-rsid="001ebde6" style:font-weight-asian="bold" style:font-weight-complex="bold"/>
    </style:style>
    <style:style style:name="P9" style:family="paragraph" style:parent-style-name="Default_7e_LT_7e_Notizen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font-weight="bold" officeooo:rsid="0021a1db" officeooo:paragraph-rsid="0021a1db" style:font-weight-asian="bold" style:font-weight-complex="bold"/>
    </style:style>
    <style:style style:name="P10" style:family="paragraph" style:parent-style-name="Default_7e_LT_7e_Notizen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font-weight="bold" officeooo:rsid="00253f67" officeooo:paragraph-rsid="00253f67" style:font-weight-asian="bold" style:font-weight-complex="bold"/>
    </style:style>
    <style:style style:name="P11" style:family="paragraph" style:parent-style-name="Default_7e_LT_7e_Notizen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font-weight="normal" officeooo:rsid="001ca133" officeooo:paragraph-rsid="001ca133" style:font-weight-asian="normal" style:font-weight-complex="normal"/>
    </style:style>
    <style:style style:name="P12" style:family="paragraph" style:parent-style-name="Default_7e_LT_7e_Notizen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font-weight="normal" officeooo:rsid="0021a1db" officeooo:paragraph-rsid="0021a1db" style:font-weight-asian="normal" style:font-weight-complex="normal"/>
    </style:style>
    <style:style style:name="P13" style:family="paragraph" style:parent-style-name="Default_7e_LT_7e_Notizen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font-size="16pt" fo:font-weight="normal" officeooo:rsid="0021a1db" officeooo:paragraph-rsid="0021a1db" style:font-size-asian="16pt" style:font-weight-asian="normal" style:font-size-complex="16pt" style:font-weight-complex="normal"/>
    </style:style>
    <style:style style:name="P14" style:family="paragraph" style:parent-style-name="Default_7e_LT_7e_Notizen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font-size="20pt" fo:font-weight="normal" officeooo:rsid="00253f67" officeooo:paragraph-rsid="00253f67" style:font-size-asian="17.5pt" style:font-weight-asian="normal" style:font-size-complex="20pt" style:font-weight-complex="normal"/>
    </style:style>
    <style:style style:name="P15" style:family="paragraph" style:parent-style-name="Default_7e_LT_7e_Notizen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font-size="20pt" fo:font-weight="bold" officeooo:rsid="00253f67" officeooo:paragraph-rsid="00253f67" style:font-size-asian="17.5pt" style:font-weight-asian="bold" style:font-size-complex="20pt" style:font-weight-complex="bold"/>
    </style:style>
    <style:style style:name="T1" style:family="text">
      <style:text-properties style:font-name="Arial" fo:letter-spacing="normal"/>
    </style:style>
    <style:style style:name="T2" style:family="text">
      <style:text-properties style:font-name="Arial" fo:letter-spacing="normal" fo:font-weight="normal" style:font-weight-asian="normal" style:font-weight-complex="normal"/>
    </style:style>
    <style:style style:name="T3" style:family="text">
      <style:text-properties style:font-name="Arial" fo:letter-spacing="normal" officeooo:rsid="001fdf45"/>
    </style:style>
    <style:style style:name="T4" style:family="text">
      <style:text-properties style:font-name="Arial" fo:letter-spacing="normal" officeooo:rsid="00220671"/>
    </style:style>
    <style:style style:name="T5" style:family="text">
      <style:text-properties style:font-name="Arial" fo:letter-spacing="normal" fo:font-weight="bold" officeooo:rsid="00220671" style:font-weight-asian="bold" style:font-weight-complex="bold"/>
    </style:style>
    <style:style style:name="T6" style:family="text">
      <style:text-properties style:font-name="Arial" fo:letter-spacing="normal" officeooo:rsid="00239dd8"/>
    </style:style>
    <style:style style:name="T7" style:family="text">
      <style:text-properties style:font-name="Arial" fo:letter-spacing="normal" officeooo:rsid="00253f67"/>
    </style:style>
    <style:style style:name="T8" style:family="text">
      <style:text-properties style:font-name="Arial" fo:letter-spacing="normal" officeooo:rsid="0026ec62"/>
    </style:style>
    <style:style style:name="T9" style:family="text">
      <style:text-properties style:font-name="Arial" fo:letter-spacing="normal" officeooo:rsid="0028bfe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(CELL -&gt; All Outputs → Clear)</text:span></text:p>
      <text:p text:style-name="P2"><text:span text:style-name="T1">1.</text:span><text:span text:style-name="T2"> </text:span><text:span text:style-name="T1">WELCOME</text:span></text:p>
      <text:p text:style-name="P1"><text:span text:style-name="T1">- Welcome to this presentation on chisel4ml.</text:span></text:p>
      <text:p text:style-name="P1"><text:span text:style-name="T1">- My name is Jure Vreča and I come from the Computer Systems Department at the Jožef Stefan Institute, in Slovenia.</text:span></text:p>
      <text:p text:style-name="P1"><text:span text:style-name="T1">- </text:span><text:span text:style-name="T8">Feel free to interrupt me at any point with questions you may have.</text:span></text:p>
      <text:p text:style-name="P1"><text:span text:style-name="T1"/></text:p>
      <text:p text:style-name="P2"><text:span text:style-name="T1"/></text:p>
      <text:p text:style-name="P2"><text:span text:style-name="T1"/></text:p>
      <text:p text:style-name="P2"><text:span text:style-name="T1">2. CHISEL</text:span></text:p>
      <text:p text:style-name="P2"><text:span text:style-name="T1"/></text:p>
      <text:p text:style-name="P4"><text:span text:style-name="T1">- I will start with an introduction to Chisel.</text:span></text:p>
      <text:p text:style-name="P4"><text:span text:style-name="T1">- Chisel stands for…</text:span></text:p>
      <text:p text:style-name="P4"><text:span text:style-name="T1">- Scala is a functional language based on the JVM. This is very usefull, because it has full compatibility with all Java libraries.</text:span></text:p>
      <text:p text:style-name="P4"><text:span text:style-name="T1">- I also want to note that Chisel is not a type of high level synthesis. In other words, Scala code is not being interpreted and converted to Verilog. </text:span></text:p>
      <text:p text:style-name="P4"><text:span text:style-name="T1">Instead Chisel provides a series of classes: such as registers, muxes etc. that represent hardware primitives.</text:span></text:p>
      <text:p text:style-name="P4"><text:span text:style-name="T1">- Its much more similar to Verilog or VHDL, however its most important feature is its meta-programming capability.</text:span></text:p>
      <text:p text:style-name="P4"><text:span text:style-name="T1">- </text:span><text:span text:style-name="T3">And because it is embedded in scala, you can use parameterized types, oo prog, funct programing, you get static type checking...</text:span></text:p>
      <text:p text:style-name="P4"><text:span text:style-name="T1"/></text:p>
      <text:p text:style-name="P6"><text:soft-page-break/><text:span text:style-name="T1"/></text:p>
      <text:p text:style-name="P6"><text:span text:style-name="T1"/></text:p>
      <text:p text:style-name="P6"><text:span text:style-name="T1">3. EXAMPLE</text:span></text:p>
      <text:p text:style-name="P11"><text:span text:style-name="T1">- Lets start with an example, I am running chisel in a jupyter notebook here, so we can actually program as we go.</text:span></text:p>
      <text:p text:style-name="P11"><text:span text:style-name="T1">- This example shows a fairly simple 3-point Moving Average FIR filter.</text:span></text:p>
      <text:p text:style-name="P11"><text:span text:style-name="T1">- The diagram corresponds to the code bellow.</text:span></text:p>
      <text:p text:style-name="P11"><text:span text:style-name="T1">- Quickly going through the code. Chisel defines a Module class, that repesents an organizational unit of hardware. Every design must inherit from this class. - - We then create an input/output port definitions.</text:span></text:p>
      <text:p text:style-name="P11"><text:span text:style-name="T1">- Following that we create two registrers and connect them.</text:span></text:p>
      <text:p text:style-name="P5"><text:span text:style-name="T2">- Finally we compute io.out.</text:span></text:p>
      <text:p text:style-name="P5"><text:span text:style-name="T2"/></text:p>
      <text:p text:style-name="P6"><text:span text:style-name="T1">4. VIZUALZACIJA</text:span></text:p>
      <text:p text:style-name="P11"><text:span text:style-name="T1">- This notebook has a special function that allows us to visualize a design.</text:span></text:p>
      <text:p text:style-name="P11"><text:span text:style-name="T1">- Ignoring the somewhat bizzare scala syntax, this just calls this visualize function.</text:span></text:p>
      <text:p text:style-name="P11"><text:span text:style-name="T1">- AS you can see this corresponds with the design above.</text:span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oft-page-break/><text:span text:style-name="T1"/></text:p>
      <text:p text:style-name="P11"><text:span text:style-name="T1"/></text:p>
      <text:p text:style-name="P6"><text:span text:style-name="T1">5. VERILOG/FIRRTL</text:span></text:p>
      <text:p text:style-name="P11"><text:span text:style-name="T1">- We can also get Verilog from this, if we call the getVerilog function.</text:span></text:p>
      <text:p text:style-name="P11"><text:span text:style-name="T1">- (s ctrl – in miško kolešček, tak da se vidi verilog)</text:span></text:p>
      <text:p text:style-name="P11"><text:span text:style-name="T1">- Verilog is quite verbose, because Chisel adds a bunch of ifdefs for various things. Zooming in on the main thing we again get this moving average filter</text:span></text:p>
      <text:p text:style-name="P11"><text:span text:style-name="T1">- The same thing can be viewed in Firrtl. This is a custom intermediate representation, that can represent synchronous digital logic.</text:span></text:p>
      <text:p text:style-name="P11"><text:span text:style-name="T1"/></text:p>
      <text:p text:style-name="P7"><text:span text:style-name="T1">6. Generator</text:span></text:p>
      <text:p text:style-name="P7"><text:span text:style-name="T2"/></text:p>
      <text:p text:style-name="P8"><text:span text:style-name="T2">- The example before is not the best showcase for Chisel. The power of Chisel is in writing Generators.</text:span></text:p>
      <text:p text:style-name="P8"><text:span text:style-name="T2">- This slide shows an FIR filter generator class, that is parameterized by two parameters.</text:span></text:p>
      <text:p text:style-name="P8"><text:span text:style-name="T2">- The first is again the bitwidth, but the second is a Sequence (or a list) of coefficients.</text:span></text:p>
      <text:p text:style-name="P8"><text:span text:style-name="T2">- Going trough the code, we again define the in/out…</text:span></text:p>
      <text:p text:style-name="P8"><text:span text:style-name="T2"/></text:p>
      <text:p text:style-name="P8"><text:span text:style-name="T2"/></text:p>
      <text:p text:style-name="P8"><text:span text:style-name="T2"/></text:p>
      <text:p text:style-name="P10"><text:span text:style-name="T1">7. Visualize FIR</text:span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oft-page-break/><text:span text:style-name="T2"/></text:p>
      <text:p text:style-name="P9"><text:span text:style-name="T2"/></text:p>
      <text:p text:style-name="P9"><text:span text:style-name="T7">8</text:span><text:span text:style-name="T1">. chisel4ml using chisel</text:span></text:p>
      <text:p text:style-name="P12"><text:span text:style-name="T1">- So how does chisel4ml use Chisel?.</text:span></text:p>
      <text:p text:style-name="P12"><text:span text:style-name="T1">- Here is a mostly complete example neuron written in Chisel. This is code can be quite complex, if you are not used to Scala. So lets go trough it.</text:span></text:p>
      <text:p text:style-name="P12"><text:span text:style-name="T1">- It has 5 type parameters, I, W, M, A, O, representing the type of input, weights, multiplicands, the accumulator and the output.</text:span></text:p>
      <text:p text:style-name="P12"><text:span text:style-name="T1">- </text:span><text:span text:style-name="T4">The regular parameters are </text:span><text:span text:style-name="T5">in</text:span><text:span text:style-name="T4"> (or the input sequence), </text:span><text:span text:style-name="T5">weights</text:span><text:span text:style-name="T4"> (the sequence of weights), </text:span><text:span text:style-name="T5">thresh </text:span><text:span text:style-name="T4">(the inverse of a bias value), three functions </text:span><text:span text:style-name="T5">mul, add,</text:span><text:span text:style-name="T4"> and </text:span><text:span text:style-name="T5">actFn</text:span><text:span text:style-name="T4">, (which are the multiplication, addition and activation function).</text:span><text:span text:style-name="T5"> </text:span><text:span text:style-name="T4">And finally the shift. This neuron assumes a power-of-two quantization.</text:span></text:p>
      <text:p text:style-name="P12"><text:span text:style-name="T4">- </text:span><text:span text:style-name="T6">You can see example mul and add function bellow, the first example show a multiplication function for uniform quantization, then for binary weight quantization and finally binarized quanzitation.</text:span></text:p>
      <text:p text:style-name="P12"><text:span text:style-name="T4">- Going trought he body of the function now:</text:span></text:p>
      <text:p text:style-name="P12"><text:span text:style-name="T1">- The in and wieghts are sequences that can be joined together with the zip function.</text:span></text:p>
      <text:p text:style-name="P12"><text:span text:style-name="T1">- Note that in Scala is very permissive with syntax, and you can exchange dots with spaces for readability. </text:span><text:span text:style-name="T4">(PREPIŠI)</text:span></text:p>
      <text:p text:style-name="P12"><text:span text:style-name="T4">- the map function then calls the supplied mul function on each pair of the in zipped with weights.</text:span></text:p>
      <text:p text:style-name="P12"><text:span text:style-name="T4">- the value “muls” is thus a sequence of weights multiplied with inputs.</text:span></text:p>
      <text:p text:style-name="P12"><text:soft-page-break/><text:span text:style-name="T4">- We then use the add function to add them up, to get pAct, or the preActivation.</text:span></text:p>
      <text:p text:style-name="P13"><text:span text:style-name="T4">- We then shift the activation and use the activation function to get the final output.</text:span></text:p>
      <text:p text:style-name="P15"><text:span text:style-name="T1">9</text:span><text:span text:style-name="T4">. </text:span><text:span text:style-name="T1">UNIFORM EXAMPLE</text:span></text:p>
      <text:p text:style-name="P14"><text:span text:style-name="T1">- This is an example module that instatiates a single neuron with UNIFORM 4-bit signed quantization.</text:span></text:p>
      <text:p text:style-name="P14"><text:span text:style-name="T1">- It has three input synapses of 4-bit signed integers.</text:span></text:p>
      <text:p text:style-name="P14"><text:span text:style-name="T1">- We use the functions we defined before for multiplication, addition and the relu activation function.</text:span></text:p>
      <text:p text:style-name="P14"><text:span text:style-name="T1">- So if we visualize this, we can see we get a fairl complex combinational circuit, that represents a fully unrolled computation of this neuron.</text:span></text:p>
      <text:p text:style-name="P14"><text:span text:style-name="T1">- We can also generate the FIRRTL and verilog for this module.</text:span></text:p>
      <text:p text:style-name="P14"><text:span text:style-name="T1">- As you can see the FIRRTL/Verilog is somewhat hard to read, even for this artificially small example, however, by carefully studying it, you would find that it does the right thing.</text:span></text:p>
      <text:p text:style-name="P14"><text:span text:style-name="T1"/></text:p>
      <text:p text:style-name="P15"><text:span text:style-name="T1">10. BINARIZED EXAMPLE</text:span></text:p>
      <text:p text:style-name="P14"><text:span text:style-name="T1">- Here a binarized neuron is shown. So this is a neuron whose inputs and weights are both binary.</text:span></text:p>
      <text:p text:style-name="P14"><text:span text:style-name="T1">- It again has three inputs, that are bools now, and we can visualize to see the circuit we get::</text:span></text:p>
      <text:p text:style-name="P14"><text:span text:style-name="T1">- As you can see we got again a combinational <text:s/>circuit for this neuron.</text:span></text:p>
      <text:p text:style-name="P14"><text:span text:style-name="T1">- With these examples, I just wanted to emphasis how Chisel enables code reuse, because it allows you to freely create abstractions using the scala programming language.</text:span></text:p>
      <text:p text:style-name="P14"><text:span text:style-name="T1"/></text:p>
      <text:p text:style-name="P14"><text:soft-page-break/><text:span text:style-name="T1"/></text:p>
      <text:p text:style-name="P14"><text:span text:style-name="T1"/></text:p>
      <text:p text:style-name="P14"><text:span text:style-name="T1"/></text:p>
      <text:p text:style-name="P15"><text:span text:style-name="T1">11. Other abstractions:</text:span></text:p>
      <text:p text:style-name="P14"><text:span text:style-name="T1">- Speaking of abstractions, lets see two other </text:span><text:span text:style-name="T8">important</text:span><text:span text:style-name="T1"> classes Chisel4ml defines.</text:span></text:p>
      <text:p text:style-name="P14"><text:span text:style-name="T1">- </text:span><text:span text:style-name="T8">First is a ProcessingElement. A PE can be thought of as a layer in the ML context.</text:span></text:p>
      <text:p text:style-name="P14"><text:span text:style-name="T8">- The code on the left for example shows an implementation of a fully unrolled Dense layer. This is somewhat simplified code, but the general idea is the same.</text:span></text:p>
      <text:p text:style-name="P14"><text:span text:style-name="T8">- You instatiate a bunch of neurons and connect them with the corresponding inputs and outputs.</text:span></text:p>
      <text:p text:style-name="P14"><text:span text:style-name="T8">- On the right is the code for the Processing Pipeline class.</text:span></text:p>
      <text:p text:style-name="P14"><text:span text:style-name="T8">- It instatiates layers and connects them together to form a full model.</text:span></text:p>
      <text:p text:style-name="P14"><text:span text:style-name="T8">- The implementation here on the right adds registers in between the various layers.</text:span></text:p>
      <text:p text:style-name="P14"><text:span text:style-name="T8">- Again this is somewhat simplified code, but the general idea is shown.</text:span></text:p>
      <text:p text:style-name="P14"><text:span text:style-name="T8">- Does anyone have any questions about this?</text:span></text:p>
      <text:p text:style-name="P14"><text:span text:style-name="T8">- Ok, So one thing that you may have noticed is the parameterization of the ProcessingPilpeline class and processingElement class is lbir.Model and lbir.Layer.</text:span></text:p>
      <text:p text:style-name="P14"><text:span text:style-name="T8">- </text:span><text:span text:style-name="T9">LBIR stands for ... and is somewhat analogus to QONNX, but of course it is more ad-hoc and less feature complete.</text:span></text:p>
      <text:p text:style-name="P14"><text:span text:style-name="T9">- I will switch presentations now, because I want to replace the scala kernel with the pysthon kernel</text:span></text:p>
      <text:p text:style-name="P14"><text:soft-page-break/><text:span text:style-name="T8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Blank_20_Slide_7e_LT_7e_Gliederung_20_1" style:display-name="Blank Slide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ank_20_Slide_7e_LT_7e_Hintergrund" style:display-name="Blank Slide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1" style:display-name="Default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1_7e_LT_7e_Gliederung_20_1" style:display-name="Default 1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7e_LT_7e_Gliederung_20_2" style:display-name="Default 1~LT~Gliederung 2" style:family="paragraph" style:parent-style-name="Default_20_1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_7e_LT_7e_Gliederung_20_3" style:display-name="Default 1~LT~Gliederung 3" style:family="paragraph" style:parent-style-name="Default_20_1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7e_LT_7e_Gliederung_20_4" style:display-name="Default 1~LT~Gliederung 4" style:family="paragraph" style:parent-style-name="Default_20_1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5" style:display-name="Default 1~LT~Gliederung 5" style:family="paragraph" style:parent-style-name="Default_20_1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6" style:display-name="Default 1~LT~Gliederung 6" style:family="paragraph" style:parent-style-name="Default_20_1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7" style:display-name="Default 1~LT~Gliederung 7" style:family="paragraph" style:parent-style-name="Default_20_1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8" style:display-name="Default 1~LT~Gliederung 8" style:family="paragraph" style:parent-style-name="Default_20_1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9" style:display-name="Default 1~LT~Gliederung 9" style:family="paragraph" style:parent-style-name="Default_20_1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Titel" style:display-name="Default 1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7e_LT_7e_Untertitel" style:display-name="Default 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7e_LT_7e_Notizen" style:display-name="Default 1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7e_LT_7e_Hintergrundobjekte" style:display-name="Default 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1_7e_LT_7e_Hintergrund" style:display-name="Default 1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6:49:16.776502812</meta:creation-date>
    <dc:date>2024-03-21T11:02:18.322422130</dc:date>
    <meta:editing-duration>PT1H3M8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7" meta:paragraph-count="73" meta:word-count="1098" meta:character-count="6241" meta:non-whitespace-character-count="5213"/>
  </office:meta>
</office:document-meta>
</file>